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Text_20_body">
      <style:paragraph-properties fo:text-align="justify" style:justify-single-word="false"/>
      <style:text-properties officeooo:paragraph-rsid="00196137"/>
    </style:style>
    <style:style style:name="P3" style:family="paragraph" style:parent-style-name="Text_20_body">
      <style:paragraph-properties fo:text-align="justify" style:justify-single-word="false"/>
      <style:text-properties officeooo:paragraph-rsid="0021a9e0"/>
    </style:style>
    <style:style style:name="P4" style:family="paragraph" style:parent-style-name="Text_20_body">
      <style:paragraph-properties fo:text-align="justify" style:justify-single-word="false"/>
      <style:text-properties officeooo:paragraph-rsid="001c3bf9"/>
    </style:style>
    <style:style style:name="P5" style:family="paragraph" style:parent-style-name="Text_20_body">
      <style:paragraph-properties fo:text-align="justify" style:justify-single-word="false"/>
      <style:text-properties officeooo:paragraph-rsid="00282819"/>
    </style:style>
    <style:style style:name="P6" style:family="paragraph" style:parent-style-name="Text_20_body">
      <style:paragraph-properties fo:text-align="justify" style:justify-single-word="false"/>
      <style:text-properties officeooo:paragraph-rsid="001e1287"/>
    </style:style>
    <style:style style:name="P7" style:family="paragraph" style:parent-style-name="Text_20_body">
      <style:paragraph-properties fo:text-align="justify" style:justify-single-word="false"/>
      <style:text-properties officeooo:paragraph-rsid="00277afb"/>
    </style:style>
    <style:style style:name="P8" style:family="paragraph" style:parent-style-name="Standard">
      <style:paragraph-properties fo:text-align="justify" style:justify-single-word="false"/>
      <style:text-properties officeooo:paragraph-rsid="002d493d"/>
    </style:style>
    <style:style style:name="P9" style:family="paragraph" style:parent-style-name="Text_20_body">
      <style:paragraph-properties fo:text-align="justify" style:justify-single-word="false"/>
      <style:text-properties officeooo:rsid="00196137" officeooo:paragraph-rsid="00196137"/>
    </style:style>
    <style:style style:name="P10" style:family="paragraph" style:parent-style-name="Text_20_body">
      <style:paragraph-properties fo:text-align="justify" style:justify-single-word="false"/>
      <style:text-properties officeooo:rsid="001b6ff1" officeooo:paragraph-rsid="001b6ff1"/>
    </style:style>
    <style:style style:name="P11" style:family="paragraph" style:parent-style-name="Text_20_body">
      <style:paragraph-properties fo:text-align="justify" style:justify-single-word="false"/>
      <style:text-properties officeooo:rsid="001b6ff1" officeooo:paragraph-rsid="001c3bf9"/>
    </style:style>
    <style:style style:name="P12" style:family="paragraph" style:parent-style-name="Text_20_body">
      <style:paragraph-properties fo:text-align="justify" style:justify-single-word="false"/>
      <style:text-properties officeooo:rsid="001c6d89" officeooo:paragraph-rsid="001c6d89"/>
    </style:style>
    <style:style style:name="P13" style:family="paragraph" style:parent-style-name="Text_20_body">
      <style:paragraph-properties fo:text-align="justify" style:justify-single-word="false"/>
      <style:text-properties officeooo:rsid="001c6d89" officeooo:paragraph-rsid="001d5651"/>
    </style:style>
    <style:style style:name="P14" style:family="paragraph" style:parent-style-name="Text_20_body">
      <style:paragraph-properties fo:text-align="justify" style:justify-single-word="false"/>
      <style:text-properties officeooo:rsid="001d11fa" officeooo:paragraph-rsid="001d11fa"/>
    </style:style>
    <style:style style:name="P15" style:family="paragraph" style:parent-style-name="Text_20_body">
      <style:paragraph-properties fo:text-align="justify" style:justify-single-word="false"/>
      <style:text-properties officeooo:rsid="001e1287" officeooo:paragraph-rsid="001e1287"/>
    </style:style>
    <style:style style:name="P16" style:family="paragraph" style:parent-style-name="Text_20_body">
      <style:text-properties officeooo:rsid="0022945c" officeooo:paragraph-rsid="0022945c"/>
    </style:style>
    <style:style style:name="P17" style:family="paragraph" style:parent-style-name="Standard">
      <style:text-properties officeooo:rsid="0022945c" officeooo:paragraph-rsid="00274e97"/>
    </style:style>
    <style:style style:name="P18" style:family="paragraph" style:parent-style-name="Standard">
      <style:text-properties officeooo:rsid="0022945c" officeooo:paragraph-rsid="00277afb"/>
    </style:style>
    <style:style style:name="P19" style:family="paragraph" style:parent-style-name="Text_20_body">
      <style:paragraph-properties fo:text-align="justify" style:justify-single-word="false"/>
      <style:text-properties officeooo:rsid="0028b2ef" officeooo:paragraph-rsid="0028b2ef"/>
    </style:style>
    <style:style style:name="P20" style:family="paragraph" style:parent-style-name="Text_20_body">
      <style:paragraph-properties fo:text-align="justify" style:justify-single-word="false"/>
      <style:text-properties officeooo:rsid="002a9f77" officeooo:paragraph-rsid="002a9f77"/>
    </style:style>
    <style:style style:name="P21" style:family="paragraph" style:parent-style-name="Text_20_body">
      <style:text-properties officeooo:rsid="00282819" officeooo:paragraph-rsid="00282819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274e97"/>
    </style:style>
    <style:style style:name="P25" style:family="paragraph" style:parent-style-name="Standard">
      <style:text-properties officeooo:paragraph-rsid="00277afb"/>
    </style:style>
    <style:style style:name="P26" style:family="paragraph" style:parent-style-name="Standard">
      <style:text-properties officeooo:paragraph-rsid="002d493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  <style:text-properties style:font-name="Liberation Serif3" fo:font-size="18.2000007629395pt" fo:font-weight="bold" officeooo:rsid="00196137" officeooo:paragraph-rsid="0019613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0" style:family="paragraph" style:parent-style-name="Heading_20_1">
      <style:paragraph-properties fo:break-before="page"/>
      <style:text-properties style:font-name="Liberation Serif3" fo:font-size="18.2000007629395pt" fo:font-weight="bold" officeooo:rsid="003b835c" officeooo:paragraph-rsid="003b835c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1" style:family="paragraph" style:parent-style-name="Heading_20_3" style:list-style-name=""/>
    <style:style style:name="P32" style:family="paragraph" style:parent-style-name="Heading_20_3">
      <style:paragraph-properties fo:break-before="page"/>
    </style:style>
    <style:style style:name="P33" style:family="paragraph" style:parent-style-name="Heading_20_3">
      <style:text-properties officeooo:paragraph-rsid="001e1287"/>
    </style:style>
    <style:style style:name="P34" style:family="paragraph" style:parent-style-name="Heading_20_3">
      <style:paragraph-properties fo:text-align="justify" style:justify-single-word="false"/>
      <style:text-properties officeooo:rsid="001e1287" officeooo:paragraph-rsid="003b835c"/>
    </style:style>
    <style:style style:name="P35" style:family="paragraph" style:parent-style-name="Heading_20_3">
      <style:text-properties officeooo:paragraph-rsid="003b835c"/>
    </style:style>
    <style:style style:name="P36" style:family="paragraph" style:parent-style-name="Heading_20_3">
      <style:paragraph-properties fo:break-before="page"/>
      <style:text-properties officeooo:paragraph-rsid="003b835c"/>
    </style:style>
    <style:style style:name="P37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T1" style:family="text">
      <style:text-properties officeooo:rsid="00196137"/>
    </style:style>
    <style:style style:name="T2" style:family="text">
      <style:text-properties style:font-name="Liberation Serif3" fo:font-size="13.3000001907349pt" fo:font-style="normal" fo:font-weight="bold" style:font-name-asian="Microsoft YaHei" style:font-size-asian="13.3000001907349pt" style:font-style-asian="normal" style:font-weight-asian="bold" style:font-name-complex="Lucida Sans1" style:font-size-complex="13.3000001907349pt" style:font-style-complex="normal" style:font-weight-complex="bold"/>
    </style:style>
    <style:style style:name="T3" style:family="text">
      <style:text-properties style:font-name="Liberation Serif3" fo:font-size="14.1000003814697pt" fo:font-weight="bold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4" style:family="text">
      <style:text-properties style:font-name="Liberation Serif3" fo:font-size="14.1000003814697pt" fo:font-weight="bold" officeooo:rsid="001e1287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5" style:family="text">
      <style:text-properties style:font-name="Liberation Serif3" fo:font-size="14.1000003814697pt" fo:font-weight="bold" officeooo:rsid="0021a9e0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6" style:family="text">
      <style:text-properties style:font-name="Liberation Serif3" fo:font-size="14.1000003814697pt" fo:font-weight="bold" officeooo:rsid="0022945c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7" style:family="text">
      <style:text-properties style:font-name="Liberation Serif3" fo:font-size="14.1000003814697pt" fo:font-weight="bold" officeooo:rsid="00274e97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8" style:family="text">
      <style:text-properties style:font-name="Liberation Serif3" fo:font-size="14.1000003814697pt" fo:font-weight="bold" officeooo:rsid="00277afb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9" style:family="text">
      <style:text-properties style:font-name="Liberation Serif3" fo:font-size="14.1000003814697pt" fo:font-weight="bold" officeooo:rsid="002d493d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10" style:family="text">
      <style:text-properties style:font-name="Liberation Serif3" fo:font-size="14.1000003814697pt" fo:font-weight="bold" officeooo:rsid="003632d6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11" style:family="text">
      <style:text-properties style:font-name="Liberation Serif3" fo:font-size="14.1000003814697pt" fo:font-weight="bold" officeooo:rsid="003b835c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1c3bf9"/>
    </style:style>
    <style:style style:name="T15" style:family="text">
      <style:text-properties style:font-name="Liberation Mono" officeooo:rsid="00274e97"/>
    </style:style>
    <style:style style:name="T16" style:family="text">
      <style:text-properties style:font-name="Liberation Mono" officeooo:rsid="00277afb"/>
    </style:style>
    <style:style style:name="T17" style:family="text">
      <style:text-properties style:font-name="Liberation Mono" officeooo:rsid="001b6ff1"/>
    </style:style>
    <style:style style:name="T18" style:family="text">
      <style:text-properties style:font-name="Liberation Mono" officeooo:rsid="002d493d"/>
    </style:style>
    <style:style style:name="T19" style:family="text">
      <style:text-properties style:font-name="Liberation Mono" officeooo:rsid="0022945c"/>
    </style:style>
    <style:style style:name="T20" style:family="text">
      <style:text-properties officeooo:rsid="001c6d89"/>
    </style:style>
    <style:style style:name="T21" style:family="text">
      <style:text-properties officeooo:rsid="001e1287"/>
    </style:style>
    <style:style style:name="T22" style:family="text">
      <style:text-properties officeooo:rsid="0022945c"/>
    </style:style>
    <style:style style:name="T23" style:family="text">
      <style:text-properties officeooo:rsid="00253383"/>
    </style:style>
    <style:style style:name="T24" style:family="text">
      <style:text-properties officeooo:rsid="00254edc"/>
    </style:style>
    <style:style style:name="T25" style:family="text">
      <style:text-properties officeooo:rsid="00274e97"/>
    </style:style>
    <style:style style:name="T26" style:family="text">
      <style:text-properties officeooo:rsid="00277afb"/>
    </style:style>
    <style:style style:name="T27" style:family="text">
      <style:text-properties officeooo:rsid="00282819"/>
    </style:style>
    <style:style style:name="T28" style:family="text">
      <style:text-properties officeooo:rsid="001b6ff1"/>
    </style:style>
    <style:style style:name="T29" style:family="text">
      <style:text-properties officeooo:rsid="0028b2ef"/>
    </style:style>
    <style:style style:name="T30" style:family="text">
      <style:text-properties officeooo:rsid="0021a9e0"/>
    </style:style>
    <style:style style:name="T31" style:family="text">
      <style:text-properties officeooo:rsid="002a9f77"/>
    </style:style>
    <style:style style:name="T32" style:family="text">
      <style:text-properties officeooo:rsid="0024a31d"/>
    </style:style>
    <style:style style:name="T33" style:family="text">
      <style:text-properties officeooo:rsid="002d493d"/>
    </style:style>
    <style:style style:name="T34" style:family="text">
      <style:text-properties officeooo:rsid="003a5d48"/>
    </style:style>
    <style:style style:name="T35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36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37" style:family="text">
      <style:text-properties fo:color="#0000ff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38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39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T40" style:family="text">
      <style:text-properties fo:color="#008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41" style:family="text">
      <style:text-properties fo:color="#aa22ff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0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4.8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3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4.6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7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.27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3.63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0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4.36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12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22"><text:a xlink:type="simple" xlink:href="#__RefHeading___Toc233_1919553838" text:style-name="Index_20_Link" text:visited-style-name="Index_20_Link">Ereignisse<text:tab/>2</text:a></text:p>
          <text:p text:style-name="P23"><text:a xlink:type="simple" xlink:href="#__RefHeading___Toc235_1919553838" text:style-name="Index_20_Link" text:visited-style-name="Index_20_Link">Ereignis: Waren einkaufen<text:tab/>2</text:a></text:p>
          <text:p text:style-name="P23"><text:a xlink:type="simple" xlink:href="#__RefHeading___Toc237_1919553838" text:style-name="Index_20_Link" text:visited-style-name="Index_20_Link">Ereignis: Waren verkaufen<text:tab/>3</text:a></text:p>
          <text:p text:style-name="P22"><text:a xlink:type="simple" xlink:href="#__RefHeading___Toc379_1919553838" text:style-name="Index_20_Link" text:visited-style-name="Index_20_Link">Benutzerdefinierte Berechnungen<text:tab/>4</text:a></text:p>
          <text:p text:style-name="P23"><text:a xlink:type="simple" xlink:href="#__RefHeading___Toc381_1919553838" text:style-name="Index_20_Link" text:visited-style-name="Index_20_Link">Beispiel: Basispreis (Einkauf)<text:tab/>4</text:a></text:p>
          <text:p text:style-name="P23"><text:a xlink:type="simple" xlink:href="#__RefHeading___Toc242_3163368934" text:style-name="Index_20_Link" text:visited-style-name="Index_20_Link">Beispiel: Basispreis (Verkauf)<text:tab/>4</text:a></text:p>
          <text:p text:style-name="P23"><text:a xlink:type="simple" xlink:href="#__RefHeading___Toc383_1919553838" text:style-name="Index_20_Link" text:visited-style-name="Index_20_Link">Beispiel: Inflation (Einkauf)<text:tab/>4</text:a></text:p>
          <text:p text:style-name="P23"><text:a xlink:type="simple" xlink:href="#__RefHeading___Toc244_3163368934" text:style-name="Index_20_Link" text:visited-style-name="Index_20_Link">Beispiel: Deflation (Verkauf)<text:tab/>4</text:a></text:p>
          <text:p text:style-name="P23"><text:a xlink:type="simple" xlink:href="#__RefHeading___Toc216_3163368934" text:style-name="Index_20_Link" text:visited-style-name="Index_20_Link">Beispiel: Handelsbedingung (Einkauf)<text:tab/>5</text:a></text:p>
          <text:p text:style-name="P23"><text:a xlink:type="simple" xlink:href="#__RefHeading___Toc246_3163368934" text:style-name="Index_20_Link" text:visited-style-name="Index_20_Link">Beispiel: Handelsbedingung (Einkauf)<text:tab/>5</text:a></text:p>
          <text:p text:style-name="P23"><text:a xlink:type="simple" xlink:href="#__RefHeading___Toc248_3163368934" text:style-name="Index_20_Link" text:visited-style-name="Index_20_Link">Beispiel: Heldenfähigkeit (Einkauf)<text:tab/>5</text:a></text:p>
          <text:p text:style-name="P23"><text:a xlink:type="simple" xlink:href="#__RefHeading___Toc418_1553982316" text:style-name="Index_20_Link" text:visited-style-name="Index_20_Link">Beispiel: Handelsbedingung (Verkauf)<text:tab/>5</text:a></text:p>
        </text:index-body>
      </text:table-of-content>
      <text:p text:style-name="Standard"/>
      <text:p text:style-name="Standard"/>
      <text:h text:style-name="P29" text:outline-level="1"><text:bookmark-start text:name="__RefHeading___Toc233_1919553838"/>Ereignisse<text:bookmark-end text:name="__RefHeading___Toc233_1919553838"/></text:h>
      <text:p text:style-name="P9">Der Handel mit anderen Parteien löst Ereignisse au<text:span text:style-name="T27">s</text:span>. Du kannst im Skript auf diese Ereignisse reagieren. Dazu musst Du einen sogenannten <text:span text:style-name="T12">Event Listener</text:span> erstellen.</text:p>
      <text:h text:style-name="Heading_20_3" text:outline-level="3"><text:bookmark-start text:name="__RefHeading___Toc235_1919553838"/>Ereignis: Waren einkaufen<text:bookmark-end text:name="__RefHeading___Toc235_1919553838"/></text:h>
      <text:p text:style-name="P2"><text:span text:style-name="T27">Einkäufe durch den Spieler lösen das</text:span><text:span text:style-name="T1"> Ereignis </text:span><text:span text:style-name="T13">QSB.ScriptEvents.GoodsPurchased</text:span> <text:span text:style-name="T27">aus</text:span><text:span text:style-name="T1">. </text:span><text:span text:style-name="T27">Es ermöglicht Dir an verschiedene Daten heranzukommen.</text:span></text:p>
      <text:p text:style-name="P11">Zuerst leg<text:span text:style-name="T20">st</text:span> <text:span text:style-name="T20">Du</text:span> die Variable an. Das kannst Du an einer beliebigen Stelle tun.</text:p>
      <text:p text:style-name="P4"><draw:frame text:anchor-type="paragraph" draw:z-index="0" draw:name="Form1" draw:style-name="gr10" draw:text-style-name="P37" svg:width="16.987cm" svg:height="1.128cm" svg:x="0.06cm" svg:y="-0.152cm"><draw:text-box><text:p><text:span text:style-name="T35">function</text:span><text:span text:style-name="T36"> </text:span><text:span text:style-name="T37">EinkaufVariableAnlegen</text:span><text:span text:style-name="T36">()</text:span></text:p><text:p><text:span text:style-name="T36"><text:s text:c="4"/></text:span><text:span text:style-name="T36">gvMission.PurchasedFromPlayer2 </text:span><text:span text:style-name="T38">=</text:span><text:span text:style-name="T36"> </text:span><text:span text:style-name="T38">0</text:span><text:span text:style-name="T36">;</text:span></text:p><text:p><text:span text:style-name="T35">end</text:span></text:p></draw:text-box></draw:frame><text:span text:style-name="T28">Danach </text:span><text:span text:style-name="T27">erstellst</text:span><text:span text:style-name="T20"> Du </text:span><text:span text:style-name="T28">einen Event Listener.</text:span></text:p>
      <text:p text:style-name="P10"><draw:frame text:anchor-type="paragraph" draw:z-index="1" draw:name="Form1_0" draw:style-name="gr9" draw:text-style-name="P37" svg:width="16.987cm" svg:height="4.365cm" svg:x="0.034cm" svg:y="-0.166cm"><draw:text-box><text:p><text:span text:style-name="T35">function</text:span><text:span text:style-name="T36"> </text:span><text:span text:style-name="T37">EinkaufEventListenerAnlegen</text:span><text:span text:style-name="T36">()</text:span></text:p><text:p><text:span text:style-name="T36"><text:s text:c="4"/></text:span><text:span text:style-name="T39">-- Die ID des Event Listeners wird für später gespeichert</text:span></text:p><text:p><text:span text:style-name="T36"><text:s text:c="4"/></text:span><text:span text:style-name="T36">gvMission.EventListenerPurchasePlayer2 </text:span><text:span text:style-name="T38">=</text:span><text:span text:style-name="T36"> API.AddScriptEventListener(</text:span></text:p><text:p><text:span text:style-name="T36"><text:s text:c="8"/></text:span><text:span text:style-name="T36">QSB.ScriptEvents.GoodsPurchased,</text:span></text:p><text:p><text:span text:style-name="T36"><text:s text:c="8"/></text:span><text:span text:style-name="T35">function</text:span><text:span text:style-name="T36"> (_Index, _Type, _Good, _Amount, _Price, _PlayerID1, _PlayerID2)</text:span></text:p><text:p><text:span text:style-name="T36"><text:s text:c="12"/></text:span><text:span text:style-name="T39">-- Nur zählen, wenn der Händler Spieler 2 ist</text:span></text:p><text:p><text:span text:style-name="T36"><text:s text:c="12"/></text:span><text:span text:style-name="T35">if</text:span><text:span text:style-name="T36"> _PlayerID2 </text:span><text:span text:style-name="T38">==</text:span><text:span text:style-name="T36"> </text:span><text:span text:style-name="T38">2</text:span><text:span text:style-name="T36"> </text:span><text:span text:style-name="T35">then</text:span></text:p><text:p><text:span text:style-name="T36"><text:s text:c="16"/></text:span><text:span text:style-name="T36">gvMission.PurchasedFromPlayer2 </text:span><text:span text:style-name="T38">=</text:span><text:span text:style-name="T36"> gvMission.PurchasedFromPlayer2 </text:span><text:span text:style-name="T38">+1</text:span><text:span text:style-name="T36">;</text:span></text:p><text:p><text:span text:style-name="T36"><text:s text:c="12"/></text:span><text:span text:style-name="T35">end</text:span></text:p><text:p><text:span text:style-name="T36"><text:s text:c="8"/></text:span><text:span text:style-name="T35">end</text:span></text:p><text:p><text:span text:style-name="T36"><text:s text:c="4"/></text:span><text:span text:style-name="T36">);</text:span></text:p><text:p><text:span text:style-name="T35">end</text:span></text:p></draw:text-box></draw:frame>Jetzt wird bei jedem Einkauf durch den Spieler die Variable um 1 erhöht.</text:p>
      <text:p text:style-name="P14">Den Wert kannst Du z.B. in einem Quest Behavior verwenden.</text:p>
      <text:p text:style-name="P21"><draw:frame text:anchor-type="paragraph" draw:z-index="4" draw:name="Form1_3" draw:style-name="gr6" draw:text-style-name="P37" svg:width="16.987cm" svg:height="2.276cm" svg:x="0.06cm" svg:y="-0.152cm"><draw:text-box><text:p><text:span text:style-name="T35">function</text:span><text:span text:style-name="T36"> </text:span><text:span text:style-name="T37">Goal_HatSpielerGenugGekauft</text:span><text:span text:style-name="T36">()</text:span></text:p><text:p><text:span text:style-name="T36"><text:s text:c="4"/></text:span><text:span text:style-name="T39">-- Es müssen mindestens 5 Angebote gekauft werden.</text:span></text:p><text:p><text:span text:style-name="T36"><text:s text:c="4"/></text:span><text:span text:style-name="T35">if</text:span><text:span text:style-name="T36"> gvMission.GoodsPurchasedFromPlayer2 </text:span><text:span text:style-name="T38">&gt;=</text:span><text:span text:style-name="T36"> </text:span><text:span text:style-name="T38">5</text:span><text:span text:style-name="T36"> </text:span><text:span text:style-name="T35">then</text:span></text:p><text:p><text:span text:style-name="T36"><text:s text:c="8"/></text:span><text:span text:style-name="T35">return</text:span><text:span text:style-name="T36"> </text:span><text:span text:style-name="T35">true</text:span><text:span text:style-name="T36">;</text:span></text:p><text:p><text:span text:style-name="T36"><text:s text:c="4"/></text:span><text:span text:style-name="T35">end</text:span></text:p><text:p><text:span text:style-name="T35">end</text:span></text:p></draw:text-box></draw:frame>Der Spieler muss mindestens 5 mal (bei Spieler 2) eingekauft haben. Das Behavior ist erfüllt, wenn diese Bedingung erfüllt ist.</text:p>
      <text:h text:style-name="P31" text:outline-level="3"/>
      <text:h text:style-name="P32" text:outline-level="3"><text:bookmark-start text:name="__RefHeading___Toc237_1919553838"/>Ereignis: Waren <text:span text:style-name="T2">verkaufen</text:span><text:bookmark-end text:name="__RefHeading___Toc237_1919553838"/></text:h>
      <text:p text:style-name="P5"><text:span text:style-name="T27">Der Verkauf von Waren löst </text:span><text:span text:style-name="T1">das Ereignis </text:span><text:span text:style-name="T17">QSB.ScriptEvents.Goods</text:span><text:span text:style-name="T14">Sold</text:span><text:span text:style-name="T28"> </text:span><text:span text:style-name="T27">aus</text:span><text:span text:style-name="T1">. </text:span><text:span text:style-name="T27">Du kannst dadurch ebenfalls an verschiedene Daten heranzukommen.</text:span></text:p>
      <text:p text:style-name="P13">Wieder brauchst Du eine Variable für die Werte. <text:span text:style-name="T27">Diesmal nehmen wir eine Tabelle.</text:span></text:p>
      <text:p text:style-name="P12"><draw:frame text:anchor-type="paragraph" draw:z-index="2" draw:name="Form1_1" draw:style-name="gr8" draw:text-style-name="P37" svg:width="16.987cm" svg:height="1.082cm" svg:x="0.034cm" svg:y="-0.166cm"><draw:text-box><text:p><text:span text:style-name="T35">function</text:span><text:span text:style-name="T36"> </text:span><text:span text:style-name="T37">VerkaufVariableAnlegen</text:span><text:span text:style-name="T36">()</text:span></text:p><text:p><text:span text:style-name="T36"><text:s text:c="4"/></text:span><text:span text:style-name="T36">gvMission.GoodsSold </text:span><text:span text:style-name="T38">=</text:span><text:span text:style-name="T36"> {};</text:span></text:p><text:p><text:span text:style-name="T35">end</text:span></text:p></draw:text-box></draw:frame>Im Event Listener speicherst Du die Anzahlen aller verkauften Waren.</text:p>
      <text:p text:style-name="P12"><draw:frame text:anchor-type="paragraph" draw:z-index="3" draw:name="Form1_2" draw:style-name="gr7" draw:text-style-name="P37" svg:width="16.987cm" svg:height="3.634cm" svg:x="0.034cm" svg:y="-0.166cm"><draw:text-box><text:p><text:span text:style-name="T35">function</text:span><text:span text:style-name="T36"> </text:span><text:span text:style-name="T37">VerkaufEventListenerAnlegen</text:span><text:span text:style-name="T36">()</text:span></text:p><text:p><text:span text:style-name="T36"><text:s text:c="4"/></text:span><text:span text:style-name="T39">-- Die ID des Event Listeners wird für später gespeichert</text:span></text:p><text:p><text:span text:style-name="T36"><text:s text:c="4"/></text:span><text:span text:style-name="T36">gvMission.EventListenerGoodsSold </text:span><text:span text:style-name="T38">=</text:span><text:span text:style-name="T36"> API.AddScriptEventListener(</text:span></text:p><text:p><text:span text:style-name="T36"><text:s text:c="8"/></text:span><text:span text:style-name="T36">QSB.ScriptEvents.GoodsSold,</text:span></text:p><text:p><text:span text:style-name="T36"><text:s text:c="8"/></text:span><text:span text:style-name="T35">function</text:span><text:span text:style-name="T36"> (_Type, _GoodAmount, _Price, _PlayerID, _TargetPlayerID)</text:span></text:p><text:p><text:span text:style-name="T36"><text:s text:c="12"/></text:span><text:span text:style-name="T36">gvMission.GoodsSold[_Type] </text:span><text:span text:style-name="T38">=</text:span><text:span text:style-name="T36"> gvMission.GoodsSold[_Type] </text:span><text:span text:style-name="T41">or</text:span><text:span text:style-name="T36"> </text:span><text:span text:style-name="T38">0</text:span><text:span text:style-name="T36">;</text:span></text:p><text:p><text:span text:style-name="T36"><text:s text:c="12"/></text:span><text:span text:style-name="T36">gvMission.GoodsSold[_Type] </text:span><text:span text:style-name="T38">=</text:span><text:span text:style-name="T36"> gvMission.GoodsSold[_Type] </text:span><text:span text:style-name="T38">+</text:span><text:span text:style-name="T36"> _GoodAmount;</text:span></text:p><text:p><text:span text:style-name="T36"><text:s text:c="8"/></text:span><text:span text:style-name="T35">end</text:span></text:p><text:p><text:span text:style-name="T36"><text:s text:c="4"/></text:span><text:span text:style-name="T36">);</text:span></text:p><text:p><text:span text:style-name="T35">end</text:span></text:p></draw:text-box></draw:frame>Jetzt wird für jeden Warentyp die Verkaufsmenge erfasst.</text:p>
      <text:p text:style-name="P14">Diese Werte kannst Du z.B. in einem Quest Behavior verwenden.</text:p>
      <text:p text:style-name="P14"><draw:frame text:anchor-type="paragraph" draw:z-index="5" draw:name="Form1_4" draw:style-name="gr5" draw:text-style-name="P37" svg:width="16.987cm" svg:height="5.76cm" svg:x="0.06cm" svg:y="-0.152cm"><draw:text-box><text:p><text:span text:style-name="T35">function</text:span><text:span text:style-name="T36"> </text:span><text:span text:style-name="T37">Goal_HatSpielerGenugVerkauft</text:span><text:span text:style-name="T36">()</text:span></text:p><text:p><text:span text:style-name="T36"><text:s text:c="4"/></text:span><text:span text:style-name="T39">-- Wenn noch nicht 100 Wildtierkörper verkauft wurden,</text:span></text:p><text:p><text:span text:style-name="T36"><text:s text:c="4"/></text:span><text:span text:style-name="T39">-- ist die Aufgabe nicht erfüllt.</text:span></text:p><text:p><text:span text:style-name="T36"><text:s text:c="4"/></text:span><text:span text:style-name="T35">if</text:span><text:span text:style-name="T36"> </text:span><text:span text:style-name="T41">not</text:span><text:span text:style-name="T36"> gvMission.GoodsSold[Goods.G_Carcass]</text:span></text:p><text:p><text:span text:style-name="T36"><text:s text:c="8"/></text:span><text:span text:style-name="T41">or</text:span><text:span text:style-name="T36"> gvMission.GoodsSold[Goods.G_Carcass] </text:span><text:span text:style-name="T38">&lt;</text:span><text:span text:style-name="T36"> </text:span><text:span text:style-name="T38">100</text:span><text:span text:style-name="T36"> </text:span><text:span text:style-name="T35">then</text:span></text:p><text:p><text:span text:style-name="T36"><text:s text:c="8"/></text:span><text:span text:style-name="T35">return</text:span><text:span text:style-name="T36">;</text:span></text:p><text:p><text:span text:style-name="T36"><text:s text:c="4"/></text:span><text:span text:style-name="T35">end</text:span></text:p><text:p><text:span text:style-name="T36"><text:s text:c="4"/></text:span><text:span text:style-name="T39">-- Wenn noch nicht 100 Getreide verkauft wurde,</text:span></text:p><text:p><text:span text:style-name="T36"><text:s text:c="4"/></text:span><text:span text:style-name="T39">-- ist die Aufgabe nicht erfüllt.</text:span></text:p><text:p><text:span text:style-name="T36"><text:s text:c="4"/></text:span><text:span text:style-name="T35">if</text:span><text:span text:style-name="T36"> </text:span><text:span text:style-name="T41">not</text:span><text:span text:style-name="T36"> gvMission.GoodsSold[Goods.G_Grain]</text:span></text:p><text:p><text:span text:style-name="T36"><text:s text:c="8"/></text:span><text:span text:style-name="T41">or</text:span><text:span text:style-name="T36"> gvMission.GoodsSold[Goods.G_Grain] </text:span><text:span text:style-name="T38">&lt;</text:span><text:span text:style-name="T36"> </text:span><text:span text:style-name="T38">100</text:span><text:span text:style-name="T36"> </text:span><text:span text:style-name="T35">then</text:span></text:p><text:p><text:span text:style-name="T36"><text:s text:c="8"/></text:span><text:span text:style-name="T35">return</text:span><text:span text:style-name="T36">;</text:span></text:p><text:p><text:span text:style-name="T36"><text:s text:c="4"/></text:span><text:span text:style-name="T35">end</text:span></text:p><text:p><text:span text:style-name="T36"><text:s text:c="4"/></text:span><text:span text:style-name="T39">-- Es wurden genug Waren verkauft</text:span></text:p><text:p><text:span text:style-name="T36"><text:s text:c="4"/></text:span><text:span text:style-name="T35">return</text:span><text:span text:style-name="T36"> </text:span><text:span text:style-name="T35">true</text:span><text:span text:style-name="T36">;</text:span></text:p><text:p><text:span text:style-name="T35">end</text:span></text:p></draw:text-box></draw:frame>Der Spieler muss mindestens 100 Tierkörper und 100 Getreide verkaufen. <text:span text:style-name="T27">Das Behavior ist erfüllt, wenn diese Bedingung erfüllt ist.</text:span></text:p>
      <text:p text:style-name="P14"/>
      <text:h text:style-name="P30" text:outline-level="1"><text:bookmark-start text:name="__RefHeading___Toc379_1919553838"/>Benutzerdefinierte Berechnungen<text:bookmark-end text:name="__RefHeading___Toc379_1919553838"/></text:h>
      <text:p text:style-name="P6"><text:span text:style-name="T29">Beim Kauf oder Verkauf werden verschiedene Werte berechnet. </text:span><text:span text:style-name="T21">Du kannst </text:span><text:span text:style-name="T29">diese Berechnungen ändern</text:span><text:span text:style-name="T21">. </text:span><text:span text:style-name="T29">Das geht generell für alle oder für einen bestimmten Spieler.</text:span></text:p>
      <text:p text:style-name="P19">Die folgenden Beispiele funktionieren nur im lokalen Skript.</text:p>
      <text:h text:style-name="P33" text:outline-level="3"><text:bookmark-start text:name="__RefHeading___Toc381_1919553838"/><text:span text:style-name="T11">Beispiel</text:span>: <text:span text:style-name="T4">Basispreis </text:span><text:span text:style-name="T5">(Einkauf)</text:span><text:bookmark-end text:name="__RefHeading___Toc381_1919553838"/></text:h>
      <text:p text:style-name="P3"><text:span text:style-name="T21">Der Basispreis ermittelt sich aus der </text:span><text:span text:style-name="T29">Tabelle</text:span> <text:span text:style-name="T13">MerchantSystem.BasePrices</text:span>. <text:span text:style-name="T22">Es reicht oft aus, den Wert direkt in den Basispreisen zu verändern. Manchmal möchte man den Wert aber nur bedingt verändern. Beispielsweise nur für einen bestimmten Spieler.</text:span></text:p>
      <text:p text:style-name="P15"><draw:frame text:anchor-type="paragraph" draw:z-index="6" draw:name="Form1_5" draw:style-name="gr4" draw:text-style-name="P37" svg:width="16.987cm" svg:height="4.68cm" svg:x="0.06cm" svg:y="-0.152cm"><draw:text-box><text:p><text:span text:style-name="T35">function</text:span><text:span text:style-name="T36"> </text:span><text:span text:style-name="T37">BasispreisBeiSpieler2Anedern</text:span><text:span text:style-name="T36">()</text:span></text:p><text:p><text:span text:style-name="T36"><text:s text:c="4"/></text:span><text:span text:style-name="T36">API.PurchaseSetBasePriceForPlayer(</text:span></text:p><text:p><text:span text:style-name="T36"><text:s text:c="8"/></text:span><text:span text:style-name="T38">2</text:span><text:span text:style-name="T36">,</text:span></text:p><text:p><text:span text:style-name="T36"><text:s text:c="8"/></text:span><text:span text:style-name="T35">function</text:span><text:span text:style-name="T36">(_Type, _Good, _PlayerID1, _PlayerID2)</text:span></text:p><text:p><text:span text:style-name="T36"><text:s text:c="12"/></text:span><text:span text:style-name="T35">local</text:span><text:span text:style-name="T36"> BasePrice </text:span><text:span text:style-name="T38">=</text:span><text:span text:style-name="T36"> MerchantSystem.BasePrices[_Good];</text:span></text:p><text:p><text:span text:style-name="T36"><text:s text:c="12"/></text:span><text:span text:style-name="T39">-- Nur für Spieler 1 wird der Basispreis verdoppelt</text:span></text:p><text:p><text:span text:style-name="T36"><text:s text:c="12"/></text:span><text:span text:style-name="T35">if</text:span><text:span text:style-name="T36"> _PlayerID2 </text:span><text:span text:style-name="T38">==</text:span><text:span text:style-name="T36"> </text:span><text:span text:style-name="T38">1</text:span><text:span text:style-name="T36"> </text:span><text:span text:style-name="T35">then</text:span></text:p><text:p><text:span text:style-name="T36"><text:s text:c="16"/></text:span><text:span text:style-name="T36">BasePrice </text:span><text:span text:style-name="T38">=</text:span><text:span text:style-name="T36"> BasePrice </text:span><text:span text:style-name="T38">*</text:span><text:span text:style-name="T36"> </text:span><text:span text:style-name="T38">2</text:span><text:span text:style-name="T36">;</text:span></text:p><text:p><text:span text:style-name="T36"><text:s text:c="12"/></text:span><text:span text:style-name="T35">end</text:span></text:p><text:p><text:span text:style-name="T36"><text:s text:c="11"/></text:span><text:span text:style-name="T35">return</text:span><text:span text:style-name="T36"> (BasePrice </text:span><text:span text:style-name="T38">==</text:span><text:span text:style-name="T36"> </text:span><text:span text:style-name="T35">nil</text:span><text:span text:style-name="T36"> </text:span><text:span text:style-name="T41">and</text:span><text:span text:style-name="T36"> </text:span><text:span text:style-name="T38">3</text:span><text:span text:style-name="T36">) </text:span><text:span text:style-name="T41">or</text:span><text:span text:style-name="T36"> BasePrice;</text:span></text:p><text:p><text:span text:style-name="T36"><text:s text:c="8"/></text:span><text:span text:style-name="T35">end</text:span></text:p><text:p><text:span text:style-name="T36"><text:s text:c="3"/></text:span><text:span text:style-name="T36">);</text:span></text:p><text:p><text:span text:style-name="T35">end</text:span></text:p></draw:text-box></draw:frame>In diesem Beispiel <text:span text:style-name="T25">wird der Basispreis nur bei Spieler 2 verdoppelt.</text:span></text:p>
      <text:h text:style-name="P34" text:outline-level="3"><text:bookmark-start text:name="__RefHeading___Toc242_3163368934"/><text:span text:style-name="T11">Beispiel</text:span>: <text:span text:style-name="T3">Basispreis </text:span><text:span text:style-name="T5">(</text:span><text:span text:style-name="T7">Verkauf</text:span><text:span text:style-name="T5">)</text:span><text:bookmark-end text:name="__RefHeading___Toc242_3163368934"/></text:h>
      <text:p text:style-name="Standard">De<text:span text:style-name="T29">n</text:span> Basispreis für den Verkauf <text:span text:style-name="T25">kannst Du auf die gleiche Weise anpassen.</text:span></text:p>
      <text:p text:style-name="Standard"><text:span text:style-name="T25">Siehe </text:span>dazu: <text:span text:style-name="T13">API.SaleSetBasePriceForPlayer(_PlayerID, _Function)</text:span></text:p>
      <text:h text:style-name="P35" text:outline-level="3"><text:bookmark-start text:name="__RefHeading___Toc383_1919553838"/><text:span text:style-name="T11">Beispiel</text:span>: Inflation (Einkauf)<text:bookmark-end text:name="__RefHeading___Toc383_1919553838"/></text:h>
      <text:p text:style-name="P3"><text:span text:style-name="T30">Die Inflation wird </text:span><text:span text:style-name="T29">durch die</text:span><text:span text:style-name="T30"> gekauften Menge ermittelt. </text:span><text:span text:style-name="T29">Der Preis steigert sich um 25%. Der Preis steigt nur bis zur achten gekauften Wagenladung.</text:span></text:p>
      <text:p text:style-name="P16"><draw:frame text:anchor-type="paragraph" draw:z-index="7" draw:name="Form1_6" draw:style-name="gr3" draw:text-style-name="P37" svg:width="16.987cm" svg:height="5.4cm" svg:x="0.06cm" svg:y="-0.152cm"><draw:text-box><text:p><text:span text:style-name="T35">function</text:span><text:span text:style-name="T36"> </text:span><text:span text:style-name="T37">InflationBeiSpieler2Aendern</text:span><text:span text:style-name="T36">()</text:span></text:p><text:p><text:span text:style-name="T36"><text:s text:c="4"/></text:span><text:span text:style-name="T36">API.PurchaseSetInflationForPlayer(</text:span></text:p><text:p><text:span text:style-name="T36"><text:s text:c="8"/></text:span><text:span text:style-name="T38">2</text:span><text:span text:style-name="T36">,</text:span></text:p><text:p><text:span text:style-name="T36"><text:s text:c="8"/></text:span><text:span text:style-name="T35">function</text:span><text:span text:style-name="T36">(_Type, _Good, _OfferCount, _Price, _PlayerID1, _PlayerID2)</text:span></text:p><text:p><text:span text:style-name="T36"><text:s text:c="12"/></text:span><text:span text:style-name="T39">-- Bei Speiler 2 ist die Inflation nicht auf ein</text:span></text:p><text:p><text:span text:style-name="T36"><text:s text:c="12"/></text:span><text:span text:style-name="T39">-- Maximum von 8 beschränkt.</text:span></text:p><text:p><text:span text:style-name="T36"><text:s text:c="12"/></text:span><text:span text:style-name="T35">if</text:span><text:span text:style-name="T36"> _PlayerID1 </text:span><text:span text:style-name="T38">~=</text:span><text:span text:style-name="T36"> </text:span><text:span text:style-name="T38">1</text:span><text:span text:style-name="T36"> </text:span><text:span text:style-name="T41">and</text:span><text:span text:style-name="T36"> _OfferCount </text:span><text:span text:style-name="T38">&gt;</text:span><text:span text:style-name="T36"> </text:span><text:span text:style-name="T38">8</text:span><text:span text:style-name="T36"> </text:span><text:span text:style-name="T35">then</text:span></text:p><text:p><text:span text:style-name="T36"><text:s text:c="16"/></text:span><text:span text:style-name="T36">OfferCount </text:span><text:span text:style-name="T38">=</text:span><text:span text:style-name="T36"> </text:span><text:span text:style-name="T38">8</text:span><text:span text:style-name="T36">;</text:span></text:p><text:p><text:span text:style-name="T36"><text:s text:c="12"/></text:span><text:span text:style-name="T35">end</text:span></text:p><text:p><text:span text:style-name="T36"><text:s text:c="12"/></text:span><text:span text:style-name="T39">-- Die Berechnung bleibt unverändert.</text:span></text:p><text:p><text:span text:style-name="T36"><text:s text:c="12"/></text:span><text:span text:style-name="T35">local</text:span><text:span text:style-name="T36"> Result </text:span><text:span text:style-name="T38">=</text:span><text:span text:style-name="T36"> _Price </text:span><text:span text:style-name="T38">+</text:span><text:span text:style-name="T36"> (</text:span><text:span text:style-name="T40">math.ceil</text:span><text:span text:style-name="T36">(_Price </text:span><text:span text:style-name="T38">/</text:span><text:span text:style-name="T36"> </text:span><text:span text:style-name="T38">4</text:span><text:span text:style-name="T36">) </text:span><text:span text:style-name="T38">*</text:span><text:span text:style-name="T36"> _OfferCount);</text:span></text:p><text:p><text:span text:style-name="T36"><text:s text:c="12"/></text:span><text:span text:style-name="T35">return</text:span><text:span text:style-name="T36"> (Result </text:span><text:span text:style-name="T38">&lt;</text:span><text:span text:style-name="T36"> _Price </text:span><text:span text:style-name="T41">and</text:span><text:span text:style-name="T36"> _Price) </text:span><text:span text:style-name="T41">or</text:span><text:span text:style-name="T36"> Result;</text:span></text:p><text:p><text:span text:style-name="T36"><text:s text:c="8"/></text:span><text:span text:style-name="T35">end</text:span></text:p><text:p><text:span text:style-name="T36"><text:s text:c="3"/></text:span><text:span text:style-name="T36">);</text:span></text:p><text:p><text:span text:style-name="T35">end</text:span></text:p></draw:text-box></draw:frame>In diesem Beispiel steigt die Inflation beim Einkauf bei Spieler 2 ins Unermessliche.</text:p>
      <text:h text:style-name="P34" text:outline-level="3"><text:bookmark-start text:name="__RefHeading___Toc244_3163368934"/><text:span text:style-name="T11">Beispiel</text:span>: <text:span text:style-name="T7">Deflation</text:span><text:span text:style-name="T3"> </text:span><text:span text:style-name="T5">(</text:span><text:span text:style-name="T7">Verkauf</text:span><text:span text:style-name="T5">)</text:span><text:bookmark-end text:name="__RefHeading___Toc244_3163368934"/></text:h>
      <text:p text:style-name="P24"><text:span text:style-name="T25">Die Deflation</text:span> <text:span text:style-name="T25">des</text:span> Verkauf<text:span text:style-name="T25">s</text:span> <text:span text:style-name="T25">kannst Du auf die gleiche Weise anpassen.</text:span></text:p>
      <text:p text:style-name="P17"><text:span text:style-name="T25">Siehe </text:span>dazu: <text:span text:style-name="T13">API.SaleSet</text:span><text:span text:style-name="T15">Deflation</text:span><text:span text:style-name="T13">ForPlayer(_PlayerID, _Function)</text:span></text:p>
      <text:h text:style-name="P36" text:outline-level="3"><text:bookmark-start text:name="__RefHeading___Toc216_3163368934"/><text:span text:style-name="T11">Beispiel</text:span>: <text:span text:style-name="T8">Handelsbedingung</text:span> (Einkauf)<text:bookmark-end text:name="__RefHeading___Toc216_3163368934"/></text:h>
      <text:p text:style-name="P20">Normalerweise sind alle Angebote eines Handelspartners verfügbar. Du kannst <text:span text:style-name="T24">zusätzliche Bedingungen vorgegeben. Sind sie nicht erfüllt, kann der Spieler die Ware nicht kaufen.</text:span></text:p>
      <text:p text:style-name="P7"><draw:frame text:anchor-type="paragraph" draw:z-index="8" draw:name="Form1_8" draw:style-name="gr2" draw:text-style-name="P37" svg:width="16.987cm" svg:height="4.871cm" svg:x="0.06cm" svg:y="-0.152cm"><draw:text-box><text:p><text:span text:style-name="T35">function</text:span><text:span text:style-name="T36"> </text:span><text:span text:style-name="T37">EinkaufBedingungVorgeben</text:span><text:span text:style-name="T36">()</text:span></text:p><text:p><text:span text:style-name="T36"><text:s text:c="4"/></text:span><text:span text:style-name="T36">API.PurchaseSetConditionForPlayer(</text:span></text:p><text:p><text:span text:style-name="T36"><text:s text:c="8"/></text:span><text:span text:style-name="T38">2</text:span><text:span text:style-name="T36">,</text:span></text:p><text:p><text:span text:style-name="T36"><text:s text:c="8"/></text:span><text:span text:style-name="T35">function</text:span><text:span text:style-name="T36">(_Type, _Good, _Amount, _PlayerID1, _PlayerID2)</text:span></text:p><text:p><text:span text:style-name="T36"><text:s text:c="12"/></text:span><text:span text:style-name="T39">-- Spieler 1 kann nur mit Spieler 2 handeln, wenn </text:span></text:p><text:p><text:span text:style-name="T36"><text:s text:c="12"/></text:span><text:span text:style-name="T39">-- Handelsbeziehungen zu Spieler 3 bestehen</text:span></text:p><text:p><text:span text:style-name="T36"><text:s text:c="12"/></text:span><text:span text:style-name="T35">if</text:span><text:span text:style-name="T36"> _PlayerID1 </text:span><text:span text:style-name="T38">==</text:span><text:span text:style-name="T36"> </text:span><text:span text:style-name="T38">1</text:span><text:span text:style-name="T36"> </text:span><text:span text:style-name="T35">then</text:span></text:p><text:p><text:span text:style-name="T36"><text:s text:c="16"/></text:span><text:span text:style-name="T35">return</text:span><text:span text:style-name="T36"> Diplomacy_GetRelationBetween(_PlayerID1, </text:span><text:span text:style-name="T38">3</text:span><text:span text:style-name="T36">) </text:span><text:span text:style-name="T38">&gt;=</text:span><text:span text:style-name="T36"> </text:span><text:span text:style-name="T38">1</text:span><text:span text:style-name="T36">;</text:span></text:p><text:p><text:span text:style-name="T36"><text:s text:c="12"/></text:span><text:span text:style-name="T35">end</text:span></text:p><text:p><text:span text:style-name="T36"><text:s text:c="12"/></text:span><text:span text:style-name="T35">return</text:span><text:span text:style-name="T36"> </text:span><text:span text:style-name="T35">true</text:span><text:span text:style-name="T36">;</text:span></text:p><text:p><text:span text:style-name="T36"><text:s text:c="8"/></text:span><text:span text:style-name="T35">end</text:span></text:p><text:p><text:span text:style-name="T36"><text:s text:c="4"/></text:span><text:span text:style-name="T36">);</text:span></text:p><text:p><text:span text:style-name="T35">end</text:span></text:p></draw:text-box></draw:frame><text:span text:style-name="T24">In diesem Beispiel kann bei Spieler 2 nicht sofort gekauft werden. </text:span><text:span text:style-name="T31">Spieler 2 verkauft die Waren erst, wenn mit </text:span><text:span text:style-name="T24">Spieler 3 Handelsbeziehungen </text:span><text:span text:style-name="T31">aufgenommen wurden</text:span><text:span text:style-name="T24">.</text:span></text:p>
      <text:h text:style-name="P35" text:outline-level="3"><text:bookmark-start text:name="__RefHeading___Toc246_3163368934"/><text:span text:style-name="T11">Beispiel</text:span>: Handelsbedingung (Einkauf)<text:bookmark-end text:name="__RefHeading___Toc246_3163368934"/></text:h>
      <text:p text:style-name="P25"><text:span text:style-name="T26">Du</text:span> <text:span text:style-name="T25">kannst </text:span><text:span text:style-name="T26">Bedingungen für den Verkauf </text:span><text:span text:style-name="T25">auf die gleiche Weise </text:span><text:span text:style-name="T26">einstellen</text:span><text:span text:style-name="T25">.</text:span></text:p>
      <text:p text:style-name="P18"><text:span text:style-name="T25">Siehe </text:span>dazu: <text:span text:style-name="T13">API.SaleSet</text:span><text:span text:style-name="T16">Condition</text:span><text:span text:style-name="T13">ForPlayer(_PlayerID, _Function)</text:span></text:p>
      <text:h text:style-name="P35" text:outline-level="3"><text:bookmark-start text:name="__RefHeading___Toc248_3163368934"/><text:span text:style-name="T11">Beispiel</text:span>: <text:span text:style-name="T6">Heldenfähigkeit</text:span><text:span text:style-name="T4"> </text:span><text:span text:style-name="T3">(Einkauf)</text:span><text:bookmark-end text:name="__RefHeading___Toc248_3163368934"/></text:h>
      <text:p text:style-name="P7"><text:span text:style-name="T22">Der Spieler kommt normalerweise </text:span><text:span text:style-name="T31">einen Discount von 20%</text:span><text:span text:style-name="T22">. </text:span><text:span text:style-name="T31">Natürlich nur mit Elias als Helden. </text:span><text:span text:style-name="T22">Du kannst in die Berechnung eingreifen. </text:span><text:span text:style-name="T23">Beispielsweise, um den Discount zu erhöhen.</text:span></text:p>
      <text:p text:style-name="P7"><draw:frame text:anchor-type="paragraph" draw:z-index="9" draw:name="Form1_7" draw:style-name="gr1" draw:text-style-name="P37" svg:width="16.987cm" svg:height="5.04cm" svg:x="0.06cm" svg:y="-0.152cm"><draw:text-box><text:p><text:span text:style-name="T35">function</text:span><text:span text:style-name="T36"> </text:span><text:span text:style-name="T37">HeldenfaehigkeitAnpassen</text:span><text:span text:style-name="T36">()</text:span></text:p><text:p><text:span text:style-name="T36"><text:s text:c="4"/></text:span><text:span text:style-name="T36">API.PurchaseSetTraderAbilityForPlayer(</text:span></text:p><text:p><text:span text:style-name="T36"><text:s text:c="8"/></text:span><text:span text:style-name="T38">2</text:span><text:span text:style-name="T36">,</text:span></text:p><text:p><text:span text:style-name="T36"><text:s text:c="8"/></text:span><text:span text:style-name="T35">function</text:span><text:span text:style-name="T36">(_Type, _Good, _BasePrice, _PlayerID1, _PlayerID2)</text:span></text:p><text:p><text:span text:style-name="T36"><text:s text:c="12"/></text:span><text:span text:style-name="T35">local</text:span><text:span text:style-name="T36"> Modifier </text:span><text:span text:style-name="T38">=</text:span><text:span text:style-name="T36"> </text:span><text:span text:style-name="T38">1.0</text:span><text:span text:style-name="T36">;</text:span></text:p><text:p><text:span text:style-name="T36"><text:s text:c="12"/></text:span><text:span text:style-name="T39">-- Nur für Elias wird ein Bonus gewährt</text:span></text:p><text:p><text:span text:style-name="T36"><text:s text:c="12"/></text:span><text:span text:style-name="T35">local</text:span><text:span text:style-name="T36"> KnightType </text:span><text:span text:style-name="T38">=</text:span><text:span text:style-name="T36"> <text:s/>Logic.GetEntityType(Logic.GetKnightID(_PlayerID1));</text:span></text:p><text:p><text:span text:style-name="T36"><text:s text:c="12"/></text:span><text:span text:style-name="T35">if</text:span><text:span text:style-name="T36"> KnightType </text:span><text:span text:style-name="T38">==</text:span><text:span text:style-name="T36"> Entities.U_KnightTrading </text:span><text:span text:style-name="T35">then</text:span></text:p><text:p><text:span text:style-name="T36"><text:s text:c="16"/></text:span><text:span text:style-name="T36">Modifier </text:span><text:span text:style-name="T38">=</text:span><text:span text:style-name="T36"> </text:span><text:span text:style-name="T38">1.4</text:span><text:span text:style-name="T36">;</text:span></text:p><text:p><text:span text:style-name="T36"><text:s text:c="11"/></text:span><text:span text:style-name="T35">end</text:span></text:p><text:p><text:span text:style-name="T36"><text:s text:c="11"/></text:span><text:span text:style-name="T35">return</text:span><text:span text:style-name="T36"> </text:span><text:span text:style-name="T40">math.ceil</text:span><text:span text:style-name="T36">(_BasePrice </text:span><text:span text:style-name="T38">/</text:span><text:span text:style-name="T36"> Modifier);</text:span></text:p><text:p><text:span text:style-name="T36"><text:s text:c="8"/></text:span><text:span text:style-name="T35">end</text:span></text:p><text:p><text:span text:style-name="T36"><text:s text:c="4"/></text:span><text:span text:style-name="T36">);</text:span></text:p><text:p><text:span text:style-name="T35">end</text:span></text:p></draw:text-box></draw:frame><text:span text:style-name="T32">In diesem Beispiel bekommt der Spieler </text:span><text:span text:style-name="T31">weiterhin durch Elias einen Discount. Der Discount wurde jedoch </text:span><text:span text:style-name="T34">bei Spieler 2 </text:span><text:span text:style-name="T31">von 20% auf 40% erhöht</text:span><text:span text:style-name="T32">.</text:span></text:p>
      <text:h text:style-name="P35" text:outline-level="3"><text:bookmark-start text:name="__RefHeading___Toc418_1553982316"/><text:span text:style-name="T11">Beispiel</text:span>: Handelsbedingung (<text:span text:style-name="T9">Ver</text:span>kauf)<text:bookmark-end text:name="__RefHeading___Toc418_1553982316"/></text:h>
      <text:p text:style-name="P26"><text:span text:style-name="T26">Du</text:span> <text:span text:style-name="T25">kannst </text:span><text:span text:style-name="T33">den Discount auch für den Verkauf einstellen.</text:span></text:p>
      <text:p text:style-name="P8"><text:span text:style-name="T25">Siehe </text:span><text:span text:style-name="T22">dazu: </text:span><text:span text:style-name="T19">API.SaleSet</text:span><text:span text:style-name="T18">TraderAbilityFor</text:span><text:span text:style-name="T19">Player(_PlayerID, _Function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andel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19T19:18:02.284000000</dc:date>
    <meta:editing-duration>PT3H10M59S</meta:editing-duration>
    <meta:editing-cycles>38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57" meta:word-count="529" meta:character-count="3884" meta:non-whitespace-character-count="3411"/>
  </office:meta>
</office:document-meta>
</file>